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3.649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19.1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wrap-option="wrap"/>
      <style:text-properties style:font-name="Liberation Serif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6375" table:default-cell-style-name="ce2"/>
        <table:table-row table:style-name="ro1">
          <table:table-cell table:style-name="ce1" office:value-type="string" calcext:value-type="string">
            <text:p>Total (<text:span text:style-name="T1">€)</text:span></text:p>
          </table:table-cell>
          <table:table-cell table:formula="of:=SUM([.G:.G])" office:value-type="float" office:value="200.66" calcext:value-type="float">
            <text:p>200,66</text:p>
          </table:table-cell>
          <table:table-cell table:number-columns-repeated="1638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abricante</text:p>
          </table:table-cell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Enlace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Descripción</text:p>
          </table:table-cell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B07JX7HJQT</text:p>
          </table:table-cell>
          <table:table-cell office:value-type="string" calcext:value-type="string">
            <text:p>Hilitand2nsdc0gh6w-02 </text:p>
          </table:table-cell>
          <table:table-cell office:value-type="string" calcext:value-type="string">
            <text:p>Hilitand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<text:a xlink:href="https://www.amazon.nl/Luchtvaartstekker-IP68-SP13-luchtvaartstekker-waterdicht/dp/B07JX7HJQT?pd_rd_w=2WeKG&amp;content-id=amzn1.sym.cb0d0f13-a624-46fe-9f47-b6651d1ddf35&amp;pf_rd_p=cb0d0f13-a624-46fe-9f47-b6651d1ddf35&amp;pf_rd_r=RSW4YZ0FJ936AJ59QB7D&amp;pd_rd_wg=OFq0s&amp;pd_rd_r=bd6a3626-542f-4f84-8a4c-6b8c58149b95&amp;pd_rd_i=B07JX7HJQT&amp;ref_=pd_bap_d_grid_rp_0_1_t&amp;th=1" xlink:type="simple">https://www.amazon.nl/Luchtvaartstekker-IP68-SP13-luchtvaartstekker-waterdicht/dp/B07JX7HJQT?pd_rd_w=2WeKG&amp;content-id=amzn1.sym.cb0d0f13-a624-46fe-9f47-b6651d1ddf35&amp;pf_rd_p=cb0d0f13-a624-46fe-9f47-b6651d1ddf35&amp;pf_rd_r=RSW4YZ0FJ936AJ59QB7D&amp;pd_rd_wg=OFq0s&amp;pd_rd_r=bd6a3626-542f-4f84-8a4c-6b8c58149b95&amp;pd_rd_i=B07JX7HJQT&amp;ref_=pd_bap_d_grid_rp_0_1_t&amp;th=1</text:a></text:p>
          </table:table-cell>
          <table:table-cell office:value-type="float" office:value="7.94" calcext:value-type="float">
            <text:p>7,94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Luchtvaartstekker IP68 SP13 2 Pin / 3 Pin / 4 Pin / 5 Pin / 6 Pin / 7 Pin / 9 Pin plug luchtvaartstekker waterdicht (3pin) 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B0822QV8HK</text:p>
          </table:table-cell>
          <table:table-cell table:style-name="ce4" office:value-type="string" calcext:value-type="string">
            <text:p>HD44780 2004 LCD-Display 4x20</text:p>
          </table:table-cell>
          <table:table-cell table:style-name="ce4" office:value-type="string" calcext:value-type="string">
            <text:p>AZDelivery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AZDelivery-HD44780-2004-LCD-Display-compatibel/dp/B0822QV8HK?pd_rd_w=2WeKG&amp;content-id=amzn1.sym.cb0d0f13-a624-46fe-9f47-b6651d1ddf35&amp;pf_rd_p=cb0d0f13-a624-46fe-9f47-b6651d1ddf35&amp;pf_rd_r=RSW4YZ0FJ936AJ59QB7D&amp;pd_rd_wg=OFq0s&amp;pd_rd_r=bd6a3626-542f-4f84-8a4c-6b8c58149b95&amp;pd_rd_i=B0822QV8HK&amp;ref_=pd_bap_d_grid_rp_0_17_t&amp;th=1</text:p>
          </table:table-cell>
          <table:table-cell office:value-type="float" office:value="5.99" calcext:value-type="float">
            <text:p>5,9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ZDelivery HD44780 2004 LCD-Display 4x20 Tekens Blauw compatibel met Arduino Inclusief E-Book! 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B074CB1N7Z</text:p>
          </table:table-cell>
          <table:table-cell table:style-name="ce3" office:value-type="string" calcext:value-type="string">
            <text:p>DEN-3525</text:p>
          </table:table-cell>
          <table:table-cell table:style-name="ce6" office:value-type="string" calcext:value-type="string">
            <text:p>Bluelover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74CB1N7Z/ref=ppx_yo_dt_b_asin_title_o01_s00?ie=UTF8&amp;psc=1</text:p>
          </table:table-cell>
          <table:table-cell office:value-type="float" office:value="8.99" calcext:value-type="float">
            <text:p>8,9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luelover Ac-Dc Geïsoleerd Ac 110V/220V naar DC 5V 600mA constante spanningsschakelaar voedingsmodul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B0C7GJX239</text:p>
          </table:table-cell>
          <table:table-cell table:style-name="ce3" office:value-type="string" calcext:value-type="string">
            <text:p>F4-3537513</text:p>
          </table:table-cell>
          <table:table-cell table:style-name="ce3" office:value-type="string" calcext:value-type="string">
            <text:p>Flintronic®-de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flintronic-adereindhulzen-knijpverbinders-isolatiehulzen-kabelconnectoren/dp/B0C7GJX239/ref=pd_sbs_d_sccl_3_7/261-5870804-7032848?pd_rd_w=6V6Wj&amp;content-id=amzn1.sym.d59b0447-84b8-40dc-9ed8-ccfdabe49739&amp;pf_rd_p=d59b0447-84b8-40dc-9ed8-ccfdabe49739&amp;pf_rd_r=XX9JBTCPX0PJ0XFCZVXN&amp;pd_rd_wg=aEMg1&amp;pd_rd_r=cdc11fc2-a9b7-4a13-b61d-bc916dcec7eb&amp;pd_rd_i=B0C7GJX239&amp;th=1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intronic Set adereindhulzen, 1500 stuks kabelschoenen, platte steekhulzen, knijpverbinders, isolatiehulzen, platte stekker, ring, vork, kabelschoenen, aderhulzenbox, kabelconnectoren voor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B5K2CFDG</text:p>
          </table:table-cell>
          <table:table-cell table:style-name="ce3" office:value-type="string" calcext:value-type="string">
            <text:p>DE-5-012-XJH-MA</text:p>
          </table:table-cell>
          <table:table-cell table:style-name="ce3" office:value-type="string" calcext:value-type="string">
            <text:p>Newoutset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B5K2CFDG/ref=ppx_yo_dt_b_asin_title_o08_s00?ie=UTF8&amp;psc=1</text:p>
          </table:table-cell>
          <table:table-cell office:value-type="float" office:value="6.88" calcext:value-type="float">
            <text:p>6,8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O-ringen, afdichtingsringen, van rubber, assortimentsset, platte afdichtingsset, zwart, voor elektrische hydraulica, sanitair, 24 maten, 360 stuks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97LJBG4K</text:p>
          </table:table-cell>
          <table:table-cell table:style-name="ce3" office:value-type="string" calcext:value-type="string">
            <text:p>frUJIA-002-005a</text:p>
          </table:table-cell>
          <table:table-cell table:style-name="ce3" office:value-type="string" calcext:value-type="string">
            <text:p>UJIAMY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97LJBG4K/ref=ppx_yo_dt_b_asin_title_o03_s00?ie=UTF8&amp;psc=1</text:p>
          </table:table-cell>
          <table:table-cell office:value-type="float" office:value="7.99" calcext:value-type="float">
            <text:p>7,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2 M2.5 M3 Micro Schroefassortiment Platte Ronde Kruiskopschroeven, Laptop PC Computer HDD M.2 SSD Reparatieschroevenkit - 450 Stuks, met Schroevendraaier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BJK8F7MB</text:p>
          </table:table-cell>
          <table:table-cell table:style-name="ce3" office:value-type="string" calcext:value-type="string">
            <text:p>22pvc-8m</text:p>
          </table:table-cell>
          <table:table-cell table:style-name="ce3" office:value-type="string" calcext:value-type="string">
            <text:p>HuLuWa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BJK8F7MB/ref=ppx_yo_dt_b_asin_title_o00_s00?ie=UTF8&amp;th=1</text:p>
          </table:table-cell>
          <table:table-cell office:value-type="float" office:value="22.99" calcext:value-type="float">
            <text:p>22,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ktriciteitsdraad,PVC elektrische draadkabel 0,34mm²22 AWG(6 kleuren 8M elk),Gestrande Draad Vertinde koperen,voor DIY Lampen Huishoudapparaten Meetapparatuur enz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7XQSBW7Q</text:p>
          </table:table-cell>
          <table:table-cell table:style-name="ce3" office:value-type="string" calcext:value-type="string">
            <text:p>AK3-AT1-GL-M-X</text:p>
          </table:table-cell>
          <table:table-cell table:style-name="ce3" office:value-type="string" calcext:value-type="string">
            <text:p>Gebildet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7XQSBW7Q/ref=ppx_yo_dt_b_asin_title_o02_s00?ie=UTF8&amp;th=1</text:p>
          </table:table-cell>
          <table:table-cell office:value-type="float" office:value="8.99" calcext:value-type="float">
            <text:p>8,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Gebildet 12pcs 12mm Waterdichte Kortstondige Drukknop SPST AAN/UIT 3A/3V-5V-9V-12V-24V-230VAC,Momentary Mini Ronde Drukknop voor Autotrompet, PC,Tafellamp,Huisdeurbel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7SK1YRMC</text:p>
          </table:table-cell>
          <table:table-cell table:style-name="ce3" office:value-type="string" calcext:value-type="string">
            <text:p>HA1420M</text:p>
          </table:table-cell>
          <table:table-cell table:style-name="ce3" office:value-type="string" calcext:value-type="string">
            <text:p>BE-TOOL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7SK1YRMC/ref=ppx_yo_dt_b_asin_title_o04_s00?ie=UTF8&amp;th=1</text:p>
          </table:table-cell>
          <table:table-cell office:value-type="float" office:value="18.78" calcext:value-type="float">
            <text:p>18,7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enRise IP65 waterdichte aftakdoos ABS elektrische projectbehuizing maat 27, wit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98PZQ584 </text:p>
          </table:table-cell>
          <table:table-cell table:style-name="ce3" office:value-type="string" calcext:value-type="string">
            <text:p>HR-375P </text:p>
          </table:table-cell>
          <table:table-cell table:style-name="ce3" office:value-type="string" calcext:value-type="string">
            <text:p>HUAREW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98PZQ584/ref=ppx_yo_dt_b_asin_title_o05_s00?ie=UTF8&amp;psc=1</text:p>
          </table:table-cell>
          <table:table-cell office:value-type="float" office:value="6.99" calcext:value-type="float">
            <text:p>6,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UAREW 3 Waarden 375 Pcs 2.8/4.8/6.3mm Mannelijke en Vrouwelijke Draad Spade Connecto Crimp Terminal Isolerende Mouw Kit voor Car Audio Speaker Elektrische Bedrading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71FYWZHZ</text:p>
          </table:table-cell>
          <table:table-cell table:style-name="ce3" office:value-type="string" calcext:value-type="string">
            <text:p>221-413</text:p>
          </table:table-cell>
          <table:table-cell table:style-name="ce3" office:value-type="string" calcext:value-type="string">
            <text:p>Wago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71FYWZHZ/ref=ppx_yo_dt_b_asin_title_o07_s00?ie=UTF8&amp;psc=1</text:p>
          </table:table-cell>
          <table:table-cell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0 x Wago klem 221-413 32A 450V aansluitterminal 3-polig met hendel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7NK8HJ2D</text:p>
          </table:table-cell>
          <table:table-cell table:style-name="ce3" office:value-type="string" calcext:value-type="string">
            <text:p>‎ 221-415</text:p>
          </table:table-cell>
          <table:table-cell table:style-name="ce3" office:value-type="string" calcext:value-type="string">
            <text:p>Wago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verbindingsklem-geleiders-bedieningshendel-ontwerp-transparant/dp/B07NK8HJ2D/ref=sr_1_10?__mk_nl_NL=%C3%85M%C3%85%C5%BD%C3%95%C3%91&amp;crid=2FD3DDCG3RGMQ&amp;dib=eyJ2IjoiMSJ9.y-m2dYPxPjT6erQEvtcVZ8NC1BVA0R7uE9h9uTTvTYQXWjgnNPObhegoUaFZhj_XgBmvCjZyhMNtCqEslmWstFZZdB-4Y7JvKaKE-LkTrQQZiMRKmfwsUqTO0bx7vtTwdzxI9y3Zs4IFnB5rJhE7Azir263SorizNjD5tJHe7jMqlFv_Sp1Bd5YLoDJh63NXbPQ2Cit-_Rd8FZM8OOfXdTUoVJzvUIHsprFa6IDMXOC5OkoOOxYBtC8EwPCbD8I2bbwXRj2x5No0Ee0kLLYedTNKrw3exnFF_8Pi5O1ig3M.2_34ek8C4U-gCz3QtN0E7qiSzNtMs20tkZ9oW2EOcGg&amp;dib_tag=se&amp;keywords=wago+klemmen+5&amp;qid=1714933822&amp;sprefix=wago+klemmen+5%2Caps%2C97&amp;sr=8-10</text:p>
          </table:table-cell>
          <table:table-cell office:value-type="float" office:value="8.75" calcext:value-type="float">
            <text:p>8,7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Wago 10 stuks Wago 221415 verbindingsklem 5 geleiders met bedieningshendel 024 m² klein ontwerp transparant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82ZLYRRN </text:p>
          </table:table-cell>
          <table:table-cell table:style-name="ce5" office:value-type="string" calcext:value-type="string">
            <text:p>‎YE00259D151 </text:p>
          </table:table-cell>
          <table:table-cell table:style-name="ce7" office:value-type="string" calcext:value-type="string">
            <text:p>YIXISI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82ZLYRRN/ref=ppx_yo_dt_b_asin_title_o07_s05?ie=UTF8&amp;th=1</text:p>
          </table:table-cell>
          <table:table-cell office:value-type="float" office:value="8.99" calcext:value-type="float">
            <text:p>8,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YIXISI 460 Stks 2.54 mm JST-XH 2/3/4/5/6 Pins Behuizing Connector Adapter Plug (JST Connector Kit)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8779QH55</text:p>
          </table:table-cell>
          <table:table-cell table:style-name="ce3" office:value-type="string" calcext:value-type="string">
            <text:p>‎HR-PTM12-60P</text:p>
          </table:table-cell>
          <table:table-cell table:style-name="ce3" office:value-type="string" calcext:value-type="string">
            <text:p>HUAREW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8779QH55/ref=ppx_yo_dt_b_asin_title_o01_s00?ie=UTF8&amp;psc=1</text:p>
          </table:table-cell>
          <table:table-cell office:value-type="float" office:value="12.99" calcext:value-type="float">
            <text:p>12,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HUAREW 12 waarden 60 stuks 3296 W multi turn trimmer potentiometer 100-500 K ohm blauw 3296 top aanpassing variabele weerstand classification kit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754N794H</text:p>
          </table:table-cell>
          <table:table-cell table:style-name="ce3" office:value-type="string" calcext:value-type="string">
            <text:p>AZDelivery D1 Mini</text:p>
          </table:table-cell>
          <table:table-cell table:style-name="ce6" office:value-type="string" calcext:value-type="string">
            <text:p>‎AZDelivery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gp/product/B0754N794H/ref=ppx_yo_dt_b_asin_title_o05_s00?ie=UTF8&amp;th=1</text:p>
          </table:table-cell>
          <table:table-cell office:value-type="float" office:value="13.99" calcext:value-type="float">
            <text:p>13,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ZDelivery 3 x D1 Mini NodeMcu met ESP8266-12F WLAN-Module CH340G Lua compatibel met Arduino Inclusief E-Book!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7TYGBN7C</text:p>
          </table:table-cell>
          <table:table-cell table:style-name="ce3" office:value-type="string" calcext:value-type="string">
            <text:p>AZDelivery</text:p>
          </table:table-cell>
          <table:table-cell table:style-name="ce6" office:value-type="string" calcext:value-type="string">
            <text:p>AZDelivery</text:p>
          </table:table-cell>
          <table:table-cell office:value-type="string" calcext:value-type="string">
            <text:p><text:a xlink:href="http://www.amazon.es/" xlink:type="simple">www.amazon.es</text:a></text:p>
          </table:table-cell>
          <table:table-cell table:style-name="ce8" office:value-type="string" calcext:value-type="string">
            <text:p>https://www.amazon.es/gp/product/B07TYGBN7C/ref=ppx_yo_dt_b_asin_title_o02_s00?ie=UTF8&amp;th=1</text:p>
          </table:table-cell>
          <table:table-cell office:value-type="float" office:value="9.99" calcext:value-type="float">
            <text:p>9,9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ZDelivery 5 x 1 Canal KF-301 Modulo Relay 5V Low-Level-Trigger compatibile con Arduino con E-Book Incluido!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9SL1X41D</text:p>
          </table:table-cell>
          <table:table-cell table:style-name="ce3" office:value-type="string" calcext:value-type="string">
            <text:p>AKN-1/8W-Widerstand</text:p>
          </table:table-cell>
          <table:table-cell table:style-name="ce3" office:value-type="string" calcext:value-type="string">
            <text:p>AUKENIEN</text:p>
          </table:table-cell>
          <table:table-cell office:value-type="string" calcext:value-type="string">
            <text:p><text:a xlink:href="http://www.amazon.es/" xlink:type="simple">www.amazon.es</text:a></text:p>
          </table:table-cell>
          <table:table-cell office:value-type="string" calcext:value-type="string">
            <text:p>https://www.amazon.es/AUKENIEN-Resistencias-Electronica-Resistencia-Resistores/dp/B09SL1X41D/ref=sr_1_13?__mk_es_ES=%C3%85M%C3%85%C5%BD%C3%95%C3%91&amp;crid=3VYX1MH4E1YWC&amp;dib=eyJ2IjoiMSJ9.aJ6ox0C6sTsCbEpzPkWo7WJ7ljTsUYcmBHxqJkRWYz1LgI4B3NxELlc4GRp8ee2s8dhvHi06UTpCzgYVPkW2rD7LpOKVoezCbjFulBm--Z9YLO3xanIk4dxWGOQ2i-5b7i-LROlY5WgMVp4O58rM53CvvE8MLKzq3LGcS_jCgDyCeMtLjUIJ0Xv0XyRxqTiEGbo9u3n8yLJhT3XF2pAVAW42CK5MJGumcCgg302F3yRggTVXSNplLJcu7WTCYGKcV6cYbmr2VoEj0yHhK4e_LOAYukVU9AAJ8NPWIxYCiNg.FYQaRA-EoOx4bIOT4IlH_dGK3NAPx-aIYBAL4-136r4&amp;dib_tag=se&amp;keywords=resistencias%2Bcarbono%2Belectronica%2B860%2Bunidades%2Bprecision&amp;qid=1714934677&amp;sprefix=resistencias%2Bcarbono%2Belectronica%2B860%2Bunidades%2Bprecision%2Caps%2C88&amp;sr=8-13&amp;th=1</text:p>
          </table:table-cell>
          <table:table-cell office:value-type="float" office:value="9.99" calcext:value-type="float">
            <text:p>9,9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UKENIEN 1/8W Resistencias Electronica 40 Valores 400 piezas Kit Resistencia 0 a 10M Ohm Película Metálica Resistores Cumple RoHS Con Tolerancia ± 1% Resistor 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7VB25GS5</text:p>
          </table:table-cell>
          <table:table-cell table:style-name="ce6" office:value-type="string" calcext:value-type="string">
            <text:p>XF0058X5 </text:p>
          </table:table-cell>
          <table:table-cell table:style-name="ce6" office:value-type="string" calcext:value-type="string">
            <text:p>ANGEEK </text:p>
          </table:table-cell>
          <table:table-cell office:value-type="string" calcext:value-type="string">
            <text:p><text:a xlink:href="http://www.amazon.es/" xlink:type="simple">www.amazon.es</text:a></text:p>
          </table:table-cell>
          <table:table-cell office:value-type="string" calcext:value-type="string">
            <text:p>https://www.amazon.es/ANGEEK-DS18B20-Temperatura-TO92-55%C2%B0C-Raspberry/dp/B07VB25GS5/ref=sr_1_12?__mk_es_ES=%C3%85M%C3%85%C5%BD%C3%95%C3%91&amp;crid=O18OZWA172IA&amp;dib=eyJ2IjoiMSJ9.PLd_O6Lpz9eTzSQ80TSjdmAaQ3FBNBihTfFuAn2k8lkAQmiF2iJd0D0cs8e61cDGzcXaqWWkQ-mk1HEjMQeNq7SUDheOc24gZmpRu4t_dhNF65oCwlTdenRYErWXhXGGq9hVz362NgLfgXnP1opmwXb6Tep_lrPbUFNO58ShjcaPutjoY_z3Vaq3VfZc7sWccZ12URrdJe4TZz5oJCTgu5VADJe-jeCXPcFWE5y6P2hrYx-ggqcITc4z10q51bxAhQGlUd_FaGq6hox2nzKO-Y-OAtGJ32-NuxaZfs-gSw8.-cHmgqaeLM-pyJK71yv3Aj2iko4UDulpmJ9M-xO5b6s&amp;dib_tag=se&amp;keywords=temperature+sensor+board&amp;qid=1714934805&amp;sprefix=temperature+sensor+board%2Caps%2C99&amp;sr=8-12</text:p>
          </table:table-cell>
          <table:table-cell office:value-type="float" office:value="7.49" calcext:value-type="float">
            <text:p>7,4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NGEEK DS18B20 - Sensor de temperatura digital TO92-55 °C - +125 °C para Arduino, Raspberry Pi (5 unidades) 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string" calcext:value-type="string">
            <text:p>LB22C</text:p>
          </table:table-cell>
          <table:table-cell office:value-type="string" calcext:value-type="string">
            <text:p>LANBOO</text:p>
          </table:table-cell>
          <table:table-cell office:value-type="string" calcext:value-type="string">
            <text:p><text:a xlink:href="http://www.aliexpress.com/" xlink:type="simple">www.aliexpress.com</text:a></text:p>
          </table:table-cell>
          <table:table-cell office:value-type="string" calcext:value-type="string">
            <text:p>https://nl.aliexpress.com/item/33055445497.html?srcSns=sns_Copy&amp;spreadType=socialShare&amp;bizType=ProductDetail&amp;social_params=60602807397&amp;aff_fcid=68b9031b19ed4d9382e26d3546428627-1714935479474-04586-_EJjptzz&amp;tt=MG&amp;aff_fsk=_EJjptzz&amp;aff_platform=default&amp;sk=_EJjptzz&amp;aff_trace_key=68b9031b19ed4d9382e26d3546428627-1714935479474-04586-_EJjptzz&amp;shareId=60602807397&amp;businessType=ProductDetail&amp;platform=AE&amp;terminal_id=0f1c3ee0ef5d400982c18886036b2ccb&amp;afSmartRedirect=y&amp;gatewayAdapt=glo2nld</text:p>
          </table:table-cell>
          <table:table-cell office:value-type="float" office:value="5.29" calcext:value-type="float">
            <text:p>5,29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angoo 12V 24V 220V 15a Hoge Stroom Ip67 Kan Worden Aangepast. Momentsluiting Drukknopschakelaar</text:p>
          </table:table-cell>
          <table:table-cell table:number-columns-repeated="16375"/>
        </table:table-row>
        <table:table-row table:style-name="ro1">
          <table:table-cell/>
          <table:table-cell table:style-name="ce13" office:value-type="string" calcext:value-type="string">
            <text:p>296-8343-5-ND</text:p>
          </table:table-cell>
          <table:table-cell table:style-name="ce3" office:value-type="string" calcext:value-type="string">
            <text:p>296-8343-5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www.digikey.com</text:p>
          </table:table-cell>
          <table:table-cell office:value-type="string" calcext:value-type="string">
            <text:p>https://www.digikey.com/en/products/detail/SN74HC594N/296-8343-5-ND/376753?curr=usd&amp;utm_campaign=buynow&amp;utm_medium=aggregator&amp;utm_source=octopart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C 8-BIT SHIFT REGISTER 16-DIP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3" office:value-type="string" calcext:value-type="string">
            <text:p>BC547</text:p>
          </table:table-cell>
          <table:table-cell office:value-type="string" calcext:value-type="string">
            <text:p>Varios</text:p>
          </table:table-cell>
          <table:table-cell office:value-type="string" calcext:value-type="string">
            <text:p>www.tinytronics.nl</text:p>
          </table:table-cell>
          <table:table-cell office:value-type="string" calcext:value-type="string">
            <text:p>https://www.tinytronics.nl/nl/componenten/transistoren/npn-transistor-bc547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PN Transistor BC547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B07XXXNH9V</text:p>
          </table:table-cell>
          <table:table-cell table:style-name="ce3" office:value-type="string" calcext:value-type="string">
            <text:p>XF0236X20</text:p>
          </table:table-cell>
          <table:table-cell table:style-name="ce3" office:value-type="string" calcext:value-type="string">
            <text:p>ANGEEK</text:p>
          </table:table-cell>
          <table:table-cell office:value-type="string" calcext:value-type="string">
            <text:p>www.amazon.nl</text:p>
          </table:table-cell>
          <table:table-cell office:value-type="string" calcext:value-type="string">
            <text:p>https://www.amazon.nl/ANGEEK-mannelijke-vrouwelijke-broodplank-Raspberry/dp/B07XXXNH9V/ref=sr_1_7?__mk_nl_NL=%C3%85M%C3%85%C5%BD%C3%95%C3%91&amp;crid=21BOVVRGFNRTT&amp;dib=eyJ2IjoiMSJ9.CLDRhPAm85BSIiLfXxRKGer82mVP_zKdw_y1CDAvYOwULhdDh_IuO1pFn6EU9vQPcZnHSkdj58ue8d8OUkgN_p5hEuCLrQzB8KD-zlGkEdEAlpwcwvRJzKMX3NBKXPAlWv7uAZMoNAlslRf1AjUnCJ-FomZodTNXHywxS5EK2Xdc34vCAG8B6-wqebyuVPYQm6ToQw8j_jbCWKXTTNtwS-9K0KwGEiu_xnq3gnHet3zlJIy_bDy3ItcbEEX2o8Kpgl153TMN782R0NOQaD6RR3SurOtS3HIJS4Cg4ggGNbM.L3kXg3CI16M9gcwMELflQM3pjNa2cqg5iBU0fU7LUdI&amp;dib_tag=se&amp;keywords=terminal+header+long&amp;qid=1714937145&amp;sprefix=terminal+header+long%2Caps%2C111&amp;sr=8-7</text:p>
          </table:table-cell>
          <table:table-cell office:value-type="float" office:value="6.99" calcext:value-type="float">
            <text:p>6,99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NGEEK 40 stuks 2,54 mm 40 pin header mannelijke en vrouwelijke PCB header broodplank voor Arduino Raspberry Pi Shield 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<text:a xlink:href="http://www.aliexpress.com/" xlink:type="simple">www.aliexpress.com</text:a></text:p>
          </table:table-cell>
          <table:table-cell office:value-type="string" calcext:value-type="string">
            <text:p>https://nl.aliexpress.com/item/1005001514058091.html?spm=a2g0o.detail.pcDetailBottomMoreOtherSeller.18.4b257xWf7xWfjq&amp;gps-id=pcDetailBottomMoreOtherSeller&amp;scm=1007.40050.354490.0&amp;scm_id=1007.40050.354490.0&amp;scm-url=1007.40050.354490.0&amp;pvid=794545e3-613a-446d-80b1-9d52f798ffd4&amp;_t=gps-id:pcDetailBottomMoreOtherSeller,scm-url:1007.40050.354490.0,pvid:794545e3-613a-446d-80b1-9d52f798ffd4,tpp_buckets:668%232846%238108%231977&amp;pdp_npi=4%40dis%21EUR%212.69%210.94%21%21%212.82%210.98%21%40211b80e117149376192206846ef854%2112000016418976458%21rec%21NL%21%21AB&amp;utparam-url=scene%3ApcDetailBottomMoreOtherSeller%7Cquery_from%3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10 stuks 2.54mm enkele rij mannelijke 1x40p afgescheiden pcb board pin header lang 11/15/17/19/21/25mm connector strip pinheader voor arduino</text:p>
          </table:table-cell>
          <table:table-cell table:number-columns-repeated="16375"/>
        </table:table-row>
        <table:table-row table:style-name="ro1">
          <table:table-cell/>
          <table:table-cell table:style-name="ce3" table:number-columns-repeated="3"/>
          <table:table-cell table:number-columns-repeated="4"/>
          <table:table-cell table:style-name="ce8"/>
          <table:table-cell table:number-columns-repeated="16375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-00-0000</text:date>, <text:time style:data-style-name="N2" text:time-value="21:05:17.94098262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9:59:07.779769912</meta:creation-date>
    <dc:date>2024-05-05T21:37:16.747902040</dc:date>
    <meta:editing-duration>PT1H21M28S</meta:editing-duration>
    <meta:editing-cycles>22</meta:editing-cycles>
    <meta:generator>LibreOffice/24.2.2.2$Linux_X86_64 LibreOffice_project/420$Build-2</meta:generator>
    <meta:document-statistic meta:table-count="1" meta:cell-count="189" meta:object-count="0"/>
  </office:meta>
</office:document-meta>
</file>